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612" calcext:value-type="float">
            <text:p>132.7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896" calcext:value-type="float">
            <text:p>132.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9712" calcext:value-type="float">
            <text:p>132.5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276" calcext:value-type="float">
            <text:p>132.5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54472" calcext:value-type="float">
            <text:p>132.5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45328" calcext:value-type="float">
            <text:p>132.5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51424" calcext:value-type="float">
            <text:p>132.5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51424" calcext:value-type="float">
            <text:p>132.5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3136" calcext:value-type="float">
            <text:p>132.5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4848" calcext:value-type="float">
            <text:p>132.5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3136" calcext:value-type="float">
            <text:p>132.5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4228" calcext:value-type="float">
            <text:p>132.5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18" calcext:value-type="float">
            <text:p>132.5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72176" calcext:value-type="float">
            <text:p>132.4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0464" calcext:value-type="float">
            <text:p>132.4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7896" calcext:value-type="float">
            <text:p>132.5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704" calcext:value-type="float">
            <text:p>132.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0944" calcext:value-type="float">
            <text:p>132.5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0088" calcext:value-type="float">
            <text:p>132.5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45328" calcext:value-type="float">
            <text:p>132.5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48376" calcext:value-type="float">
            <text:p>132.5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0088" calcext:value-type="float">
            <text:p>132.5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0944" calcext:value-type="float">
            <text:p>132.5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0944" calcext:value-type="float">
            <text:p>132.5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704" calcext:value-type="float">
            <text:p>132.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6184" calcext:value-type="float">
            <text:p>132.5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3136" calcext:value-type="float">
            <text:p>132.5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0944" calcext:value-type="float">
            <text:p>132.5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0944" calcext:value-type="float">
            <text:p>132.5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9232" calcext:value-type="float">
            <text:p>132.5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48376" calcext:value-type="float">
            <text:p>132.5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0944" calcext:value-type="float">
            <text:p>132.5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02656" calcext:value-type="float">
            <text:p>132.5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0464" calcext:value-type="float">
            <text:p>132.4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02656" calcext:value-type="float">
            <text:p>132.5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08752" calcext:value-type="float">
            <text:p>132.5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4848" calcext:value-type="float">
            <text:p>132.5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7896" calcext:value-type="float">
            <text:p>132.5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05704" calcext:value-type="float">
            <text:p>132.5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3512" calcext:value-type="float">
            <text:p>132.4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656" calcext:value-type="float">
            <text:p>132.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9608" calcext:value-type="float">
            <text:p>132.4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0464" calcext:value-type="float">
            <text:p>132.4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78272" calcext:value-type="float">
            <text:p>132.4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0464" calcext:value-type="float">
            <text:p>132.4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3512" calcext:value-type="float">
            <text:p>132.4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84368" calcext:value-type="float">
            <text:p>132.4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8132" calcext:value-type="float">
            <text:p>132.4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78272" calcext:value-type="float">
            <text:p>132.4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0464" calcext:value-type="float">
            <text:p>132.4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84368" calcext:value-type="float">
            <text:p>132.4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78272" calcext:value-type="float">
            <text:p>132.4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75224" calcext:value-type="float">
            <text:p>132.4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656" calcext:value-type="float">
            <text:p>132.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4848" calcext:value-type="float">
            <text:p>132.5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656" calcext:value-type="float">
            <text:p>132.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78272" calcext:value-type="float">
            <text:p>132.4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75224" calcext:value-type="float">
            <text:p>132.4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9128" calcext:value-type="float">
            <text:p>132.4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44744" calcext:value-type="float">
            <text:p>132.4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56" calcext:value-type="float">
            <text:p>132.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3032" calcext:value-type="float">
            <text:p>132.4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0464" calcext:value-type="float">
            <text:p>132.4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3512" calcext:value-type="float">
            <text:p>132.4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608" calcext:value-type="float">
            <text:p>132.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6936" calcext:value-type="float">
            <text:p>132.4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6936" calcext:value-type="float">
            <text:p>132.4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9128" calcext:value-type="float">
            <text:p>132.4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78272" calcext:value-type="float">
            <text:p>132.4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608" calcext:value-type="float">
            <text:p>132.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9984" calcext:value-type="float">
            <text:p>132.4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3032" calcext:value-type="float">
            <text:p>132.4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8132" calcext:value-type="float">
            <text:p>132.4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0464" calcext:value-type="float">
            <text:p>132.4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78272" calcext:value-type="float">
            <text:p>132.4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6936" calcext:value-type="float">
            <text:p>132.4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6936" calcext:value-type="float">
            <text:p>132.4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084" calcext:value-type="float">
            <text:p>132.4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41696" calcext:value-type="float">
            <text:p>132.4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8648" calcext:value-type="float">
            <text:p>132.4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47792" calcext:value-type="float">
            <text:p>132.4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6936" calcext:value-type="float">
            <text:p>132.4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9128" calcext:value-type="float">
            <text:p>132.4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608" calcext:value-type="float">
            <text:p>132.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3888" calcext:value-type="float">
            <text:p>132.4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47792" calcext:value-type="float">
            <text:p>132.4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3888" calcext:value-type="float">
            <text:p>132.4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9984" calcext:value-type="float">
            <text:p>132.4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44744" calcext:value-type="float">
            <text:p>132.4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17312" calcext:value-type="float">
            <text:p>132.4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2552" calcext:value-type="float">
            <text:p>132.4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9984" calcext:value-type="float">
            <text:p>132.4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3888" calcext:value-type="float">
            <text:p>132.4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9984" calcext:value-type="float">
            <text:p>132.4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72176" calcext:value-type="float">
            <text:p>132.4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9984" calcext:value-type="float">
            <text:p>132.4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56" calcext:value-type="float">
            <text:p>132.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9984" calcext:value-type="float">
            <text:p>132.4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9504" calcext:value-type="float">
            <text:p>132.4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8168" calcext:value-type="float">
            <text:p>132.4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1592" calcext:value-type="float">
            <text:p>132.3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92928" calcext:value-type="float">
            <text:p>132.3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17312" calcext:value-type="float">
            <text:p>132.4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44744" calcext:value-type="float">
            <text:p>132.4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3888" calcext:value-type="float">
            <text:p>132.4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084" calcext:value-type="float">
            <text:p>132.4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6936" calcext:value-type="float">
            <text:p>132.4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9984" calcext:value-type="float">
            <text:p>132.4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3888" calcext:value-type="float">
            <text:p>132.4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47792" calcext:value-type="float">
            <text:p>132.4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084" calcext:value-type="float">
            <text:p>132.4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9128" calcext:value-type="float">
            <text:p>132.4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84368" calcext:value-type="float">
            <text:p>132.4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608" calcext:value-type="float">
            <text:p>132.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084" calcext:value-type="float">
            <text:p>132.4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8648" calcext:value-type="float">
            <text:p>132.4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84368" calcext:value-type="float">
            <text:p>132.4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9128" calcext:value-type="float">
            <text:p>132.4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44744" calcext:value-type="float">
            <text:p>132.4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036" calcext:value-type="float">
            <text:p>132.4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3784" calcext:value-type="float">
            <text:p>132.3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7208" calcext:value-type="float">
            <text:p>132.3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04536" calcext:value-type="float">
            <text:p>132.3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0256" calcext:value-type="float">
            <text:p>132.3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99024" calcext:value-type="float">
            <text:p>132.3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988" calcext:value-type="float">
            <text:p>132.3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95976" calcext:value-type="float">
            <text:p>132.3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14264" calcext:value-type="float">
            <text:p>132.4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036" calcext:value-type="float">
            <text:p>132.4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8168" calcext:value-type="float">
            <text:p>132.4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0736" calcext:value-type="float">
            <text:p>132.3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416" calcext:value-type="float">
            <text:p>132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65496" calcext:value-type="float">
            <text:p>132.3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68544" calcext:value-type="float">
            <text:p>132.3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3784" calcext:value-type="float">
            <text:p>132.3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3784" calcext:value-type="float">
            <text:p>132.3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036" calcext:value-type="float">
            <text:p>132.4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56" calcext:value-type="float">
            <text:p>132.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99024" calcext:value-type="float">
            <text:p>132.3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416" calcext:value-type="float">
            <text:p>132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62448" calcext:value-type="float">
            <text:p>132.3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3784" calcext:value-type="float">
            <text:p>132.3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94" calcext:value-type="float">
            <text:p>132.3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416" calcext:value-type="float">
            <text:p>132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464" calcext:value-type="float">
            <text:p>132.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3784" calcext:value-type="float">
            <text:p>132.3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3784" calcext:value-type="float">
            <text:p>132.3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7208" calcext:value-type="float">
            <text:p>132.3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3304" calcext:value-type="float">
            <text:p>132.3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3784" calcext:value-type="float">
            <text:p>132.3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95976" calcext:value-type="float">
            <text:p>132.3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14264" calcext:value-type="float">
            <text:p>132.4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8168" calcext:value-type="float">
            <text:p>132.4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3784" calcext:value-type="float">
            <text:p>132.3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92928" calcext:value-type="float">
            <text:p>132.3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464" calcext:value-type="float">
            <text:p>132.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68544" calcext:value-type="float">
            <text:p>132.3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512" calcext:value-type="float">
            <text:p>132.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92928" calcext:value-type="float">
            <text:p>132.3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0736" calcext:value-type="float">
            <text:p>132.3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6832" calcext:value-type="float">
            <text:p>132.3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6456" calcext:value-type="float">
            <text:p>132.4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6456" calcext:value-type="float">
            <text:p>132.4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6832" calcext:value-type="float">
            <text:p>132.3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95976" calcext:value-type="float">
            <text:p>132.3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94" calcext:value-type="float">
            <text:p>132.3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47792" calcext:value-type="float">
            <text:p>132.4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3408" calcext:value-type="float">
            <text:p>132.4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988" calcext:value-type="float">
            <text:p>132.3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0736" calcext:value-type="float">
            <text:p>132.3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5016" calcext:value-type="float">
            <text:p>132.3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5016" calcext:value-type="float">
            <text:p>132.3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2892" calcext:value-type="float">
            <text:p>132.3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62448" calcext:value-type="float">
            <text:p>132.3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92928" calcext:value-type="float">
            <text:p>132.3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464" calcext:value-type="float">
            <text:p>132.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3304" calcext:value-type="float">
            <text:p>132.3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464" calcext:value-type="float">
            <text:p>132.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0736" calcext:value-type="float">
            <text:p>132.3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07584" calcext:value-type="float">
            <text:p>132.3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8064" calcext:value-type="float">
            <text:p>132.3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2072" calcext:value-type="float">
            <text:p>132.4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0256" calcext:value-type="float">
            <text:p>132.3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9296" calcext:value-type="float">
            <text:p>132.2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68544" calcext:value-type="float">
            <text:p>132.3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65496" calcext:value-type="float">
            <text:p>132.3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1112" calcext:value-type="float">
            <text:p>132.3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416" calcext:value-type="float">
            <text:p>132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1592" calcext:value-type="float">
            <text:p>132.3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94" calcext:value-type="float">
            <text:p>132.3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1112" calcext:value-type="float">
            <text:p>132.3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7208" calcext:value-type="float">
            <text:p>132.3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7688" calcext:value-type="float">
            <text:p>132.3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0736" calcext:value-type="float">
            <text:p>132.3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3784" calcext:value-type="float">
            <text:p>132.3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6832" calcext:value-type="float">
            <text:p>132.3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988" calcext:value-type="float">
            <text:p>132.3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68544" calcext:value-type="float">
            <text:p>132.3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2892" calcext:value-type="float">
            <text:p>132.3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416" calcext:value-type="float">
            <text:p>132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0256" calcext:value-type="float">
            <text:p>132.3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368" calcext:value-type="float">
            <text:p>132.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0632" calcext:value-type="float">
            <text:p>132.3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9776" calcext:value-type="float">
            <text:p>132.3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1968" calcext:value-type="float">
            <text:p>132.3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95392" calcext:value-type="float">
            <text:p>132.2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01488" calcext:value-type="float">
            <text:p>132.3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32" calcext:value-type="float">
            <text:p>132.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71008" calcext:value-type="float">
            <text:p>132.2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1384" calcext:value-type="float">
            <text:p>132.2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64912" calcext:value-type="float">
            <text:p>132.2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61864" calcext:value-type="float">
            <text:p>132.2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46624" calcext:value-type="float">
            <text:p>132.2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40528" calcext:value-type="float">
            <text:p>132.2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40528" calcext:value-type="float">
            <text:p>132.2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5768" calcext:value-type="float">
            <text:p>132.2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61864" calcext:value-type="float">
            <text:p>132.2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71008" calcext:value-type="float">
            <text:p>132.2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6796" calcext:value-type="float">
            <text:p>132.2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8816" calcext:value-type="float">
            <text:p>132.2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49672" calcext:value-type="float">
            <text:p>132.2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8336" calcext:value-type="float">
            <text:p>132.2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5768" calcext:value-type="float">
            <text:p>132.2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64912" calcext:value-type="float">
            <text:p>132.2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224" calcext:value-type="float">
            <text:p>132.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0048" calcext:value-type="float">
            <text:p>132.2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9192" calcext:value-type="float">
            <text:p>132.2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5288" calcext:value-type="float">
            <text:p>132.2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4432" calcext:value-type="float">
            <text:p>132.2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4432" calcext:value-type="float">
            <text:p>132.2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1384" calcext:value-type="float">
            <text:p>132.2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8336" calcext:value-type="float">
            <text:p>132.2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8336" calcext:value-type="float">
            <text:p>132.2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5288" calcext:value-type="float">
            <text:p>132.2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4432" calcext:value-type="float">
            <text:p>132.2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224" calcext:value-type="float">
            <text:p>132.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6144" calcext:value-type="float">
            <text:p>132.2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5288" calcext:value-type="float">
            <text:p>132.2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3952" calcext:value-type="float">
            <text:p>132.2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7" calcext:value-type="float">
            <text:p>132.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5288" calcext:value-type="float">
            <text:p>132.2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8336" calcext:value-type="float">
            <text:p>132.2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5288" calcext:value-type="float">
            <text:p>132.2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224" calcext:value-type="float">
            <text:p>132.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6144" calcext:value-type="float">
            <text:p>132.2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3952" calcext:value-type="float">
            <text:p>132.2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4808" calcext:value-type="float">
            <text:p>132.1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176" calcext:value-type="float">
            <text:p>132.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7856" calcext:value-type="float">
            <text:p>132.1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3952" calcext:value-type="float">
            <text:p>132.2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4808" calcext:value-type="float">
            <text:p>132.1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5664" calcext:value-type="float">
            <text:p>132.1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5664" calcext:value-type="float">
            <text:p>132.1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7856" calcext:value-type="float">
            <text:p>132.1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3096" calcext:value-type="float">
            <text:p>132.2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0048" calcext:value-type="float">
            <text:p>132.2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7856" calcext:value-type="float">
            <text:p>132.1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7856" calcext:value-type="float">
            <text:p>132.1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4808" calcext:value-type="float">
            <text:p>132.1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2616" calcext:value-type="float">
            <text:p>132.1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652" calcext:value-type="float">
            <text:p>132.1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5664" calcext:value-type="float">
            <text:p>132.1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0904" calcext:value-type="float">
            <text:p>132.2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7856" calcext:value-type="float">
            <text:p>132.1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9568" calcext:value-type="float">
            <text:p>132.1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0424" calcext:value-type="float">
            <text:p>132.1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652" calcext:value-type="float">
            <text:p>132.1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5664" calcext:value-type="float">
            <text:p>132.1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2616" calcext:value-type="float">
            <text:p>132.1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652" calcext:value-type="float">
            <text:p>132.1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3472" calcext:value-type="float">
            <text:p>132.1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3472" calcext:value-type="float">
            <text:p>132.1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0424" calcext:value-type="float">
            <text:p>132.1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128" calcext:value-type="float">
            <text:p>132.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7376" calcext:value-type="float">
            <text:p>132.1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652" calcext:value-type="float">
            <text:p>132.1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652" calcext:value-type="float">
            <text:p>132.1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7376" calcext:value-type="float">
            <text:p>132.1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52136" calcext:value-type="float">
            <text:p>132.1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6896" calcext:value-type="float">
            <text:p>132.1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27752" calcext:value-type="float">
            <text:p>132.1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4604" calcext:value-type="float">
            <text:p>132.1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4604" calcext:value-type="float">
            <text:p>132.1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6896" calcext:value-type="float">
            <text:p>132.1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6896" calcext:value-type="float">
            <text:p>132.1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49088" calcext:value-type="float">
            <text:p>132.1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58232" calcext:value-type="float">
            <text:p>132.1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55184" calcext:value-type="float">
            <text:p>132.1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3848" calcext:value-type="float">
            <text:p>132.1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8608" calcext:value-type="float">
            <text:p>132.1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2512" calcext:value-type="float">
            <text:p>132.1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27752" calcext:value-type="float">
            <text:p>132.1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49088" calcext:value-type="float">
            <text:p>132.1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49088" calcext:value-type="float">
            <text:p>132.1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24704" calcext:value-type="float">
            <text:p>132.1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21656" calcext:value-type="float">
            <text:p>132.1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3848" calcext:value-type="float">
            <text:p>132.1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8608" calcext:value-type="float">
            <text:p>132.1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4224" calcext:value-type="float">
            <text:p>132.0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9464" calcext:value-type="float">
            <text:p>132.1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42992" calcext:value-type="float">
            <text:p>132.1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27752" calcext:value-type="float">
            <text:p>132.1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7272" calcext:value-type="float">
            <text:p>132.0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9464" calcext:value-type="float">
            <text:p>132.1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27752" calcext:value-type="float">
            <text:p>132.1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9464" calcext:value-type="float">
            <text:p>132.1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2032" calcext:value-type="float">
            <text:p>132.0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6416" calcext:value-type="float">
            <text:p>132.1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8608" calcext:value-type="float">
            <text:p>132.1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556" calcext:value-type="float">
            <text:p>132.1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7272" calcext:value-type="float">
            <text:p>132.0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8984" calcext:value-type="float">
            <text:p>132.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8128" calcext:value-type="float">
            <text:p>132.0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7272" calcext:value-type="float">
            <text:p>132.0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3368" calcext:value-type="float">
            <text:p>132.1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4224" calcext:value-type="float">
            <text:p>132.0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2888" calcext:value-type="float">
            <text:p>132.0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2888" calcext:value-type="float">
            <text:p>132.0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032" calcext:value-type="float">
            <text:p>132.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032" calcext:value-type="float">
            <text:p>132.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4224" calcext:value-type="float">
            <text:p>132.0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6792" calcext:value-type="float">
            <text:p>132.0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7648" calcext:value-type="float">
            <text:p>132.0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3744" calcext:value-type="float">
            <text:p>132.0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2888" calcext:value-type="float">
            <text:p>132.0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9464" calcext:value-type="float">
            <text:p>132.1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556" calcext:value-type="float">
            <text:p>132.1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1176" calcext:value-type="float">
            <text:p>132.0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2888" calcext:value-type="float">
            <text:p>132.0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4224" calcext:value-type="float">
            <text:p>132.0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556" calcext:value-type="float">
            <text:p>132.1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21656" calcext:value-type="float">
            <text:p>132.1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1176" calcext:value-type="float">
            <text:p>132.0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1176" calcext:value-type="float">
            <text:p>132.0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2032" calcext:value-type="float">
            <text:p>132.0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46" calcext:value-type="float">
            <text:p>132.0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984" calcext:value-type="float">
            <text:p>132.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2032" calcext:value-type="float">
            <text:p>132.0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1176" calcext:value-type="float">
            <text:p>132.0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1176" calcext:value-type="float">
            <text:p>132.0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5936" calcext:value-type="float">
            <text:p>132.0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5456" calcext:value-type="float">
            <text:p>132.0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2408" calcext:value-type="float">
            <text:p>132.0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1072" calcext:value-type="float">
            <text:p>132.0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1928" calcext:value-type="float">
            <text:p>132.0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46" calcext:value-type="float">
            <text:p>132.0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1176" calcext:value-type="float">
            <text:p>132.0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2888" calcext:value-type="float">
            <text:p>132.0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5936" calcext:value-type="float">
            <text:p>132.0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8984" calcext:value-type="float">
            <text:p>132.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6312" calcext:value-type="float">
            <text:p>132.0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1072" calcext:value-type="float">
            <text:p>132.0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3264" calcext:value-type="float">
            <text:p>132.0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2888" calcext:value-type="float">
            <text:p>132.0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8608" calcext:value-type="float">
            <text:p>132.1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9464" calcext:value-type="float">
            <text:p>132.1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5456" calcext:value-type="float">
            <text:p>132.0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1928" calcext:value-type="float">
            <text:p>132.0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5456" calcext:value-type="float">
            <text:p>132.0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7272" calcext:value-type="float">
            <text:p>132.0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2032" calcext:value-type="float">
            <text:p>132.0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2784" calcext:value-type="float">
            <text:p>132.0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316" calcext:value-type="float">
            <text:p>131.9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5832" calcext:value-type="float">
            <text:p>132.0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1552" calcext:value-type="float">
            <text:p>132.0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2032" calcext:value-type="float">
            <text:p>132.0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2032" calcext:value-type="float">
            <text:p>132.0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0696" calcext:value-type="float">
            <text:p>132.0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984" calcext:value-type="float">
            <text:p>132.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3368" calcext:value-type="float">
            <text:p>132.1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4224" calcext:value-type="float">
            <text:p>132.0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412" calcext:value-type="float">
            <text:p>132.0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1448" calcext:value-type="float">
            <text:p>131.9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1552" calcext:value-type="float">
            <text:p>132.0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4224" calcext:value-type="float">
            <text:p>132.0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2888" calcext:value-type="float">
            <text:p>132.0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6688" calcext:value-type="float">
            <text:p>131.9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4976" calcext:value-type="float">
            <text:p>132.0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9464" calcext:value-type="float">
            <text:p>132.1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984" calcext:value-type="float">
            <text:p>132.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8128" calcext:value-type="float">
            <text:p>132.0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8984" calcext:value-type="float">
            <text:p>132.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1072" calcext:value-type="float">
            <text:p>132.0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2784" calcext:value-type="float">
            <text:p>132.0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1072" calcext:value-type="float">
            <text:p>132.0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984" calcext:value-type="float">
            <text:p>132.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4224" calcext:value-type="float">
            <text:p>132.0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8984" calcext:value-type="float">
            <text:p>132.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5456" calcext:value-type="float">
            <text:p>132.0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6312" calcext:value-type="float">
            <text:p>132.0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6792" calcext:value-type="float">
            <text:p>132.0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2888" calcext:value-type="float">
            <text:p>132.0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3744" calcext:value-type="float">
            <text:p>132.0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2408" calcext:value-type="float">
            <text:p>132.0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7648" calcext:value-type="float">
            <text:p>132.0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8128" calcext:value-type="float">
            <text:p>132.0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984" calcext:value-type="float">
            <text:p>132.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2888" calcext:value-type="float">
            <text:p>132.0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0696" calcext:value-type="float">
            <text:p>132.0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6312" calcext:value-type="float">
            <text:p>132.0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5456" calcext:value-type="float">
            <text:p>132.0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3744" calcext:value-type="float">
            <text:p>132.0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412" calcext:value-type="float">
            <text:p>132.0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7544" calcext:value-type="float">
            <text:p>131.9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6312" calcext:value-type="float">
            <text:p>132.0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0696" calcext:value-type="float">
            <text:p>132.0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6312" calcext:value-type="float">
            <text:p>132.0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46" calcext:value-type="float">
            <text:p>132.0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0696" calcext:value-type="float">
            <text:p>132.0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5832" calcext:value-type="float">
            <text:p>132.0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9152" calcext:value-type="float">
            <text:p>131.8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364" calcext:value-type="float">
            <text:p>131.9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3744" calcext:value-type="float">
            <text:p>132.0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46" calcext:value-type="float">
            <text:p>132.0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0696" calcext:value-type="float">
            <text:p>132.0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032" calcext:value-type="float">
            <text:p>132.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6416" calcext:value-type="float">
            <text:p>132.1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1928" calcext:value-type="float">
            <text:p>132.0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4016" calcext:value-type="float">
            <text:p>131.9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84" calcext:value-type="float">
            <text:p>131.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0592" calcext:value-type="float">
            <text:p>131.9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1928" calcext:value-type="float">
            <text:p>132.0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4224" calcext:value-type="float">
            <text:p>132.0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1176" calcext:value-type="float">
            <text:p>132.0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8128" calcext:value-type="float">
            <text:p>132.0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8128" calcext:value-type="float">
            <text:p>132.0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2408" calcext:value-type="float">
            <text:p>132.0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2408" calcext:value-type="float">
            <text:p>132.0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2888" calcext:value-type="float">
            <text:p>132.0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6416" calcext:value-type="float">
            <text:p>132.1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556" calcext:value-type="float">
            <text:p>132.1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4224" calcext:value-type="float">
            <text:p>132.0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984" calcext:value-type="float">
            <text:p>132.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1928" calcext:value-type="float">
            <text:p>132.0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7544" calcext:value-type="float">
            <text:p>131.9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8024" calcext:value-type="float">
            <text:p>132.0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8128" calcext:value-type="float">
            <text:p>132.0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6896" calcext:value-type="float">
            <text:p>132.1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24704" calcext:value-type="float">
            <text:p>132.1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032" calcext:value-type="float">
            <text:p>132.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2408" calcext:value-type="float">
            <text:p>132.0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8984" calcext:value-type="float">
            <text:p>132.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27752" calcext:value-type="float">
            <text:p>132.1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7272" calcext:value-type="float">
            <text:p>132.0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2888" calcext:value-type="float">
            <text:p>132.0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0592" calcext:value-type="float">
            <text:p>131.9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84" calcext:value-type="float">
            <text:p>131.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5352" calcext:value-type="float">
            <text:p>131.9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936" calcext:value-type="float">
            <text:p>132.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6416" calcext:value-type="float">
            <text:p>132.1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24704" calcext:value-type="float">
            <text:p>132.1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984" calcext:value-type="float">
            <text:p>132.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2408" calcext:value-type="float">
            <text:p>132.0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8984" calcext:value-type="float">
            <text:p>132.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7272" calcext:value-type="float">
            <text:p>132.0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556" calcext:value-type="float">
            <text:p>132.1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032" calcext:value-type="float">
            <text:p>132.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7272" calcext:value-type="float">
            <text:p>132.0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2512" calcext:value-type="float">
            <text:p>132.1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6792" calcext:value-type="float">
            <text:p>132.0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1928" calcext:value-type="float">
            <text:p>132.0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0592" calcext:value-type="float">
            <text:p>131.9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8504" calcext:value-type="float">
            <text:p>132.0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7648" calcext:value-type="float">
            <text:p>132.0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412" calcext:value-type="float">
            <text:p>132.0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1448" calcext:value-type="float">
            <text:p>131.9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0216" calcext:value-type="float">
            <text:p>132.0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1176" calcext:value-type="float">
            <text:p>132.0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8608" calcext:value-type="float">
            <text:p>132.1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556" calcext:value-type="float">
            <text:p>132.1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8984" calcext:value-type="float">
            <text:p>132.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984" calcext:value-type="float">
            <text:p>132.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1176" calcext:value-type="float">
            <text:p>132.0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556" calcext:value-type="float">
            <text:p>132.1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8128" calcext:value-type="float">
            <text:p>132.0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46" calcext:value-type="float">
            <text:p>132.0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4224" calcext:value-type="float">
            <text:p>132.0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2512" calcext:value-type="float">
            <text:p>132.1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3368" calcext:value-type="float">
            <text:p>132.1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8128" calcext:value-type="float">
            <text:p>132.0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3264" calcext:value-type="float">
            <text:p>132.0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7544" calcext:value-type="float">
            <text:p>131.9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8024" calcext:value-type="float">
            <text:p>132.0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3744" calcext:value-type="float">
            <text:p>132.0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2032" calcext:value-type="float">
            <text:p>132.0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3368" calcext:value-type="float">
            <text:p>132.1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0696" calcext:value-type="float">
            <text:p>132.0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3264" calcext:value-type="float">
            <text:p>132.0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6312" calcext:value-type="float">
            <text:p>132.0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2888" calcext:value-type="float">
            <text:p>132.0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2032" calcext:value-type="float">
            <text:p>132.0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936" calcext:value-type="float">
            <text:p>132.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412" calcext:value-type="float">
            <text:p>132.0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6312" calcext:value-type="float">
            <text:p>132.0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1448" calcext:value-type="float">
            <text:p>131.9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84" calcext:value-type="float">
            <text:p>131.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7168" calcext:value-type="float">
            <text:p>132.0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936" calcext:value-type="float">
            <text:p>132.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1176" calcext:value-type="float">
            <text:p>132.0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2888" calcext:value-type="float">
            <text:p>132.0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0216" calcext:value-type="float">
            <text:p>132.0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2408" calcext:value-type="float">
            <text:p>132.0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7648" calcext:value-type="float">
            <text:p>132.0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984" calcext:value-type="float">
            <text:p>132.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8504" calcext:value-type="float">
            <text:p>132.0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7168" calcext:value-type="float">
            <text:p>132.0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8128" calcext:value-type="float">
            <text:p>132.0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2512" calcext:value-type="float">
            <text:p>132.1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8984" calcext:value-type="float">
            <text:p>132.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1552" calcext:value-type="float">
            <text:p>132.0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1928" calcext:value-type="float">
            <text:p>132.0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8504" calcext:value-type="float">
            <text:p>132.0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984" calcext:value-type="float">
            <text:p>132.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46" calcext:value-type="float">
            <text:p>132.0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0592" calcext:value-type="float">
            <text:p>131.9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0592" calcext:value-type="float">
            <text:p>131.9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7544" calcext:value-type="float">
            <text:p>131.9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364" calcext:value-type="float">
            <text:p>131.9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6312" calcext:value-type="float">
            <text:p>132.0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1552" calcext:value-type="float">
            <text:p>132.0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1448" calcext:value-type="float">
            <text:p>131.9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2304" calcext:value-type="float">
            <text:p>131.9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5352" calcext:value-type="float">
            <text:p>131.9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9736" calcext:value-type="float">
            <text:p>131.9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1072" calcext:value-type="float">
            <text:p>132.0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2408" calcext:value-type="float">
            <text:p>132.0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46" calcext:value-type="float">
            <text:p>132.0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1928" calcext:value-type="float">
            <text:p>132.0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9736" calcext:value-type="float">
            <text:p>131.9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5456" calcext:value-type="float">
            <text:p>132.0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0216" calcext:value-type="float">
            <text:p>132.0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6584" calcext:value-type="float">
            <text:p>131.9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0488" calcext:value-type="float">
            <text:p>131.9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84" calcext:value-type="float">
            <text:p>131.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888" calcext:value-type="float">
            <text:p>132.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0216" calcext:value-type="float">
            <text:p>132.0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1072" calcext:value-type="float">
            <text:p>132.0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1928" calcext:value-type="float">
            <text:p>132.0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1448" calcext:value-type="float">
            <text:p>131.9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7064" calcext:value-type="float">
            <text:p>131.9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316" calcext:value-type="float">
            <text:p>131.9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364" calcext:value-type="float">
            <text:p>131.9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0592" calcext:value-type="float">
            <text:p>131.9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9256" calcext:value-type="float">
            <text:p>131.9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1448" calcext:value-type="float">
            <text:p>131.9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6688" calcext:value-type="float">
            <text:p>131.9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5832" calcext:value-type="float">
            <text:p>132.0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888" calcext:value-type="float">
            <text:p>132.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5832" calcext:value-type="float">
            <text:p>132.0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364" calcext:value-type="float">
            <text:p>131.9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364" calcext:value-type="float">
            <text:p>131.9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4496" calcext:value-type="float">
            <text:p>131.9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316" calcext:value-type="float">
            <text:p>131.9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8776" calcext:value-type="float">
            <text:p>131.9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4016" calcext:value-type="float">
            <text:p>131.9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7544" calcext:value-type="float">
            <text:p>131.9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9736" calcext:value-type="float">
            <text:p>131.9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84" calcext:value-type="float">
            <text:p>131.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7544" calcext:value-type="float">
            <text:p>131.9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5832" calcext:value-type="float">
            <text:p>132.0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2784" calcext:value-type="float">
            <text:p>132.0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364" calcext:value-type="float">
            <text:p>131.9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4496" calcext:value-type="float">
            <text:p>131.9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9256" calcext:value-type="float">
            <text:p>131.9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316" calcext:value-type="float">
            <text:p>131.9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792" calcext:value-type="float">
            <text:p>131.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3536" calcext:value-type="float">
            <text:p>131.9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268" calcext:value-type="float">
            <text:p>131.9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0968" calcext:value-type="float">
            <text:p>131.9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792" calcext:value-type="float">
            <text:p>131.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5728" calcext:value-type="float">
            <text:p>131.9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8776" calcext:value-type="float">
            <text:p>131.9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6208" calcext:value-type="float">
            <text:p>131.9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9256" calcext:value-type="float">
            <text:p>131.9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8776" calcext:value-type="float">
            <text:p>131.9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8296" calcext:value-type="float">
            <text:p>131.9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792" calcext:value-type="float">
            <text:p>131.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9256" calcext:value-type="float">
            <text:p>131.9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4872" calcext:value-type="float">
            <text:p>131.9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4872" calcext:value-type="float">
            <text:p>131.9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0112" calcext:value-type="float">
            <text:p>131.9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0968" calcext:value-type="float">
            <text:p>131.9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6584" calcext:value-type="float">
            <text:p>131.9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268" calcext:value-type="float">
            <text:p>131.9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0968" calcext:value-type="float">
            <text:p>131.9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0968" calcext:value-type="float">
            <text:p>131.9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9632" calcext:value-type="float">
            <text:p>131.9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8296" calcext:value-type="float">
            <text:p>131.9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4392" calcext:value-type="float">
            <text:p>131.9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8776" calcext:value-type="float">
            <text:p>131.9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4872" calcext:value-type="float">
            <text:p>131.9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4392" calcext:value-type="float">
            <text:p>131.9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4392" calcext:value-type="float">
            <text:p>131.9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5728" calcext:value-type="float">
            <text:p>131.9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6584" calcext:value-type="float">
            <text:p>131.9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9152" calcext:value-type="float">
            <text:p>131.8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22" calcext:value-type="float">
            <text:p>131.9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4392" calcext:value-type="float">
            <text:p>131.9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5248" calcext:value-type="float">
            <text:p>131.9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6104" calcext:value-type="float">
            <text:p>131.8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5248" calcext:value-type="float">
            <text:p>131.9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1344" calcext:value-type="float">
            <text:p>131.9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3536" calcext:value-type="float">
            <text:p>131.9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744" calcext:value-type="float">
            <text:p>131.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268" calcext:value-type="float">
            <text:p>131.9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6584" calcext:value-type="float">
            <text:p>131.9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4392" calcext:value-type="float">
            <text:p>131.9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1344" calcext:value-type="float">
            <text:p>131.9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8296" calcext:value-type="float">
            <text:p>131.9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22" calcext:value-type="float">
            <text:p>131.9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9152" calcext:value-type="float">
            <text:p>131.8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696" calcext:value-type="float">
            <text:p>131.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0008" calcext:value-type="float">
            <text:p>131.8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5248" calcext:value-type="float">
            <text:p>131.9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0488" calcext:value-type="float">
            <text:p>131.9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744" calcext:value-type="float">
            <text:p>131.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8296" calcext:value-type="float">
            <text:p>131.9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3056" calcext:value-type="float">
            <text:p>131.8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6104" calcext:value-type="float">
            <text:p>131.8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9152" calcext:value-type="float">
            <text:p>131.8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9152" calcext:value-type="float">
            <text:p>131.8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3056" calcext:value-type="float">
            <text:p>131.8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0864" calcext:value-type="float">
            <text:p>131.8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2576" calcext:value-type="float">
            <text:p>131.8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648" calcext:value-type="float">
            <text:p>131.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74768" calcext:value-type="float">
            <text:p>131.8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3912" calcext:value-type="float">
            <text:p>131.8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0864" calcext:value-type="float">
            <text:p>131.8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7172" calcext:value-type="float">
            <text:p>131.8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9528" calcext:value-type="float">
            <text:p>131.8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7172" calcext:value-type="float">
            <text:p>131.8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696" calcext:value-type="float">
            <text:p>131.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8672" calcext:value-type="float">
            <text:p>131.8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9528" calcext:value-type="float">
            <text:p>131.8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4288" calcext:value-type="float">
            <text:p>131.8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9528" calcext:value-type="float">
            <text:p>131.8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0864" calcext:value-type="float">
            <text:p>131.8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3912" calcext:value-type="float">
            <text:p>131.8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77816" calcext:value-type="float">
            <text:p>131.8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8672" calcext:value-type="float">
            <text:p>131.8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648" calcext:value-type="float">
            <text:p>131.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4288" calcext:value-type="float">
            <text:p>131.8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2096" calcext:value-type="float">
            <text:p>131.8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9904" calcext:value-type="float">
            <text:p>131.8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2952" calcext:value-type="float">
            <text:p>131.8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8192" calcext:value-type="float">
            <text:p>131.8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4288" calcext:value-type="float">
            <text:p>131.8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4288" calcext:value-type="float">
            <text:p>131.8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2576" calcext:value-type="float">
            <text:p>131.8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74768" calcext:value-type="float">
            <text:p>131.8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648" calcext:value-type="float">
            <text:p>131.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8192" calcext:value-type="float">
            <text:p>131.8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6" calcext:value-type="float">
            <text:p>131.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124" calcext:value-type="float">
            <text:p>131.8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9528" calcext:value-type="float">
            <text:p>131.8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9528" calcext:value-type="float">
            <text:p>131.8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648" calcext:value-type="float">
            <text:p>131.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6" calcext:value-type="float">
            <text:p>131.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8568" calcext:value-type="float">
            <text:p>131.7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552" calcext:value-type="float">
            <text:p>131.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6856" calcext:value-type="float">
            <text:p>131.8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6" calcext:value-type="float">
            <text:p>131.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076" calcext:value-type="float">
            <text:p>131.8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4184" calcext:value-type="float">
            <text:p>131.7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2472" calcext:value-type="float">
            <text:p>131.7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9904" calcext:value-type="float">
            <text:p>131.8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2952" calcext:value-type="float">
            <text:p>131.8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6856" calcext:value-type="float">
            <text:p>131.8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9904" calcext:value-type="float">
            <text:p>131.8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7712" calcext:value-type="float">
            <text:p>131.8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552" calcext:value-type="float">
            <text:p>131.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2472" calcext:value-type="float">
            <text:p>131.7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6376" calcext:value-type="float">
            <text:p>131.7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3328" calcext:value-type="float">
            <text:p>131.7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4664" calcext:value-type="float">
            <text:p>131.8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6856" calcext:value-type="float">
            <text:p>131.8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504" calcext:value-type="float">
            <text:p>131.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2368" calcext:value-type="float">
            <text:p>131.7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5896" calcext:value-type="float">
            <text:p>131.7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2472" calcext:value-type="float">
            <text:p>131.7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2472" calcext:value-type="float">
            <text:p>131.7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2472" calcext:value-type="float">
            <text:p>131.7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2472" calcext:value-type="float">
            <text:p>131.7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1616" calcext:value-type="float">
            <text:p>131.8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7232" calcext:value-type="float">
            <text:p>131.7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932" calcext:value-type="float">
            <text:p>131.7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8088" calcext:value-type="float">
            <text:p>131.7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2472" calcext:value-type="float">
            <text:p>131.7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1992" calcext:value-type="float">
            <text:p>131.7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1992" calcext:value-type="float">
            <text:p>131.7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3808" calcext:value-type="float">
            <text:p>131.8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5144" calcext:value-type="float">
            <text:p>131.8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0384" calcext:value-type="float">
            <text:p>131.8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4664" calcext:value-type="float">
            <text:p>131.8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2472" calcext:value-type="float">
            <text:p>131.7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6752" calcext:value-type="float">
            <text:p>131.7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6272" calcext:value-type="float">
            <text:p>131.7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98" calcext:value-type="float">
            <text:p>131.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076" calcext:value-type="float">
            <text:p>131.8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076" calcext:value-type="float">
            <text:p>131.8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8088" calcext:value-type="float">
            <text:p>131.7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028" calcext:value-type="float">
            <text:p>131.7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0656" calcext:value-type="float">
            <text:p>131.7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2472" calcext:value-type="float">
            <text:p>131.7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028" calcext:value-type="float">
            <text:p>131.7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6752" calcext:value-type="float">
            <text:p>131.7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8944" calcext:value-type="float">
            <text:p>131.7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9048" calcext:value-type="float">
            <text:p>131.8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6" calcext:value-type="float">
            <text:p>131.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3808" calcext:value-type="float">
            <text:p>131.8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1992" calcext:value-type="float">
            <text:p>131.7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8088" calcext:value-type="float">
            <text:p>131.7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5896" calcext:value-type="float">
            <text:p>131.7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8944" calcext:value-type="float">
            <text:p>131.7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4664" calcext:value-type="float">
            <text:p>131.8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6856" calcext:value-type="float">
            <text:p>131.8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028" calcext:value-type="float">
            <text:p>131.7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8088" calcext:value-type="float">
            <text:p>131.7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8568" calcext:value-type="float">
            <text:p>131.7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076" calcext:value-type="float">
            <text:p>131.8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7608" calcext:value-type="float">
            <text:p>131.7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7128" calcext:value-type="float">
            <text:p>131.7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1512" calcext:value-type="float">
            <text:p>131.7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6752" calcext:value-type="float">
            <text:p>131.7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9048" calcext:value-type="float">
            <text:p>131.8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8672" calcext:value-type="float">
            <text:p>131.8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2096" calcext:value-type="float">
            <text:p>131.8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7232" calcext:value-type="float">
            <text:p>131.7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1136" calcext:value-type="float">
            <text:p>131.7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3328" calcext:value-type="float">
            <text:p>131.7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552" calcext:value-type="float">
            <text:p>131.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1136" calcext:value-type="float">
            <text:p>131.7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1992" calcext:value-type="float">
            <text:p>131.7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028" calcext:value-type="float">
            <text:p>131.7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5416" calcext:value-type="float">
            <text:p>131.7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2368" calcext:value-type="float">
            <text:p>131.7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456" calcext:value-type="float">
            <text:p>131.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504" calcext:value-type="float">
            <text:p>131.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076" calcext:value-type="float">
            <text:p>131.8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124" calcext:value-type="float">
            <text:p>131.8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6" calcext:value-type="float">
            <text:p>131.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552" calcext:value-type="float">
            <text:p>131.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8464" calcext:value-type="float">
            <text:p>131.7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028" calcext:value-type="float">
            <text:p>131.7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8568" calcext:value-type="float">
            <text:p>131.7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8568" calcext:value-type="float">
            <text:p>131.7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8088" calcext:value-type="float">
            <text:p>131.7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9904" calcext:value-type="float">
            <text:p>131.8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6856" calcext:value-type="float">
            <text:p>131.8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648" calcext:value-type="float">
            <text:p>131.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0384" calcext:value-type="float">
            <text:p>131.8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2848" calcext:value-type="float">
            <text:p>131.7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8088" calcext:value-type="float">
            <text:p>131.7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9048" calcext:value-type="float">
            <text:p>131.8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2096" calcext:value-type="float">
            <text:p>131.8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7232" calcext:value-type="float">
            <text:p>131.7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1512" calcext:value-type="float">
            <text:p>131.7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6272" calcext:value-type="float">
            <text:p>131.7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98" calcext:value-type="float">
            <text:p>131.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7712" calcext:value-type="float">
            <text:p>131.8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8192" calcext:value-type="float">
            <text:p>131.8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8672" calcext:value-type="float">
            <text:p>131.8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5624" calcext:value-type="float">
            <text:p>131.8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124" calcext:value-type="float">
            <text:p>131.8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9904" calcext:value-type="float">
            <text:p>131.8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8464" calcext:value-type="float">
            <text:p>131.7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408" calcext:value-type="float">
            <text:p>131.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5792" calcext:value-type="float">
            <text:p>131.6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5896" calcext:value-type="float">
            <text:p>131.7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3808" calcext:value-type="float">
            <text:p>131.8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5144" calcext:value-type="float">
            <text:p>131.8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4664" calcext:value-type="float">
            <text:p>131.8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884" calcext:value-type="float">
            <text:p>131.6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36" calcext:value-type="float">
            <text:p>131.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4184" calcext:value-type="float">
            <text:p>131.7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076" calcext:value-type="float">
            <text:p>131.8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552" calcext:value-type="float">
            <text:p>131.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8088" calcext:value-type="float">
            <text:p>131.7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3328" calcext:value-type="float">
            <text:p>131.7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076" calcext:value-type="float">
            <text:p>131.8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2096" calcext:value-type="float">
            <text:p>131.8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076" calcext:value-type="float">
            <text:p>131.8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8192" calcext:value-type="float">
            <text:p>131.8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2576" calcext:value-type="float">
            <text:p>131.8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076" calcext:value-type="float">
            <text:p>131.8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3704" calcext:value-type="float">
            <text:p>131.7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932" calcext:value-type="float">
            <text:p>131.7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5896" calcext:value-type="float">
            <text:p>131.7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1992" calcext:value-type="float">
            <text:p>131.7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4664" calcext:value-type="float">
            <text:p>131.8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7336" calcext:value-type="float">
            <text:p>131.8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4664" calcext:value-type="float">
            <text:p>131.8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7608" calcext:value-type="float">
            <text:p>131.7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8088" calcext:value-type="float">
            <text:p>131.7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1992" calcext:value-type="float">
            <text:p>131.7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8088" calcext:value-type="float">
            <text:p>131.7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1616" calcext:value-type="float">
            <text:p>131.8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2848" calcext:value-type="float">
            <text:p>131.7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8464" calcext:value-type="float">
            <text:p>131.7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456" calcext:value-type="float">
            <text:p>131.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1992" calcext:value-type="float">
            <text:p>131.7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2472" calcext:value-type="float">
            <text:p>131.7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8944" calcext:value-type="float">
            <text:p>131.7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3328" calcext:value-type="float">
            <text:p>131.7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6856" calcext:value-type="float">
            <text:p>131.8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5144" calcext:value-type="float">
            <text:p>131.8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2576" calcext:value-type="float">
            <text:p>131.8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6" calcext:value-type="float">
            <text:p>131.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8464" calcext:value-type="float">
            <text:p>131.7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2368" calcext:value-type="float">
            <text:p>131.7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504" calcext:value-type="float">
            <text:p>131.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6376" calcext:value-type="float">
            <text:p>131.7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1616" calcext:value-type="float">
            <text:p>131.8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2096" calcext:value-type="float">
            <text:p>131.8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9528" calcext:value-type="float">
            <text:p>131.8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504" calcext:value-type="float">
            <text:p>131.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0176" calcext:value-type="float">
            <text:p>131.7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2848" calcext:value-type="float">
            <text:p>131.7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6272" calcext:value-type="float">
            <text:p>131.7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884" calcext:value-type="float">
            <text:p>131.6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0176" calcext:value-type="float">
            <text:p>131.7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0176" calcext:value-type="float">
            <text:p>131.7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7128" calcext:value-type="float">
            <text:p>131.7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64456" calcext:value-type="float">
            <text:p>131.6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0176" calcext:value-type="float">
            <text:p>131.7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3704" calcext:value-type="float">
            <text:p>131.7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8088" calcext:value-type="float">
            <text:p>131.7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8088" calcext:value-type="float">
            <text:p>131.7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4184" calcext:value-type="float">
            <text:p>131.7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552" calcext:value-type="float">
            <text:p>131.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1992" calcext:value-type="float">
            <text:p>131.7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2848" calcext:value-type="float">
            <text:p>131.7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932" calcext:value-type="float">
            <text:p>131.7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94936" calcext:value-type="float">
            <text:p>131.6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1512" calcext:value-type="float">
            <text:p>131.7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3704" calcext:value-type="float">
            <text:p>131.7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028" calcext:value-type="float">
            <text:p>131.7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0176" calcext:value-type="float">
            <text:p>131.7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67504" calcext:value-type="float">
            <text:p>131.6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7128" calcext:value-type="float">
            <text:p>131.7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884" calcext:value-type="float">
            <text:p>131.6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3224" calcext:value-type="float">
            <text:p>131.7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932" calcext:value-type="float">
            <text:p>131.7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6272" calcext:value-type="float">
            <text:p>131.7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0176" calcext:value-type="float">
            <text:p>131.7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2368" calcext:value-type="float">
            <text:p>131.7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1512" calcext:value-type="float">
            <text:p>131.7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6272" calcext:value-type="float">
            <text:p>131.7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8464" calcext:value-type="float">
            <text:p>131.7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7608" calcext:value-type="float">
            <text:p>131.7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932" calcext:value-type="float">
            <text:p>131.7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5896" calcext:value-type="float">
            <text:p>131.7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7232" calcext:value-type="float">
            <text:p>131.7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91888" calcext:value-type="float">
            <text:p>131.6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5792" calcext:value-type="float">
            <text:p>131.6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2848" calcext:value-type="float">
            <text:p>131.7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2848" calcext:value-type="float">
            <text:p>131.7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7128" calcext:value-type="float">
            <text:p>131.7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6272" calcext:value-type="float">
            <text:p>131.7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5416" calcext:value-type="float">
            <text:p>131.7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884" calcext:value-type="float">
            <text:p>131.6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9696" calcext:value-type="float">
            <text:p>131.6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2368" calcext:value-type="float">
            <text:p>131.7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456" calcext:value-type="float">
            <text:p>131.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7608" calcext:value-type="float">
            <text:p>131.7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2848" calcext:value-type="float">
            <text:p>131.7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98" calcext:value-type="float">
            <text:p>131.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8464" calcext:value-type="float">
            <text:p>131.7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6272" calcext:value-type="float">
            <text:p>131.7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94936" calcext:value-type="float">
            <text:p>131.6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884" calcext:value-type="float">
            <text:p>131.6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1032" calcext:value-type="float">
            <text:p>131.7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408" calcext:value-type="float">
            <text:p>131.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3224" calcext:value-type="float">
            <text:p>131.7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1512" calcext:value-type="float">
            <text:p>131.7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5416" calcext:value-type="float">
            <text:p>131.7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97984" calcext:value-type="float">
            <text:p>131.6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6648" calcext:value-type="float">
            <text:p>131.6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2744" calcext:value-type="float">
            <text:p>131.6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6272" calcext:value-type="float">
            <text:p>131.7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8944" calcext:value-type="float">
            <text:p>131.7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98" calcext:value-type="float">
            <text:p>131.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2744" calcext:value-type="float">
            <text:p>131.6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9216" calcext:value-type="float">
            <text:p>131.6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6168" calcext:value-type="float">
            <text:p>131.6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0072" calcext:value-type="float">
            <text:p>131.6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91888" calcext:value-type="float">
            <text:p>131.6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1512" calcext:value-type="float">
            <text:p>131.7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3224" calcext:value-type="float">
            <text:p>131.7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6648" calcext:value-type="float">
            <text:p>131.6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33976" calcext:value-type="float">
            <text:p>131.6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884" calcext:value-type="float">
            <text:p>131.6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0656" calcext:value-type="float">
            <text:p>131.7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2848" calcext:value-type="float">
            <text:p>131.7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7128" calcext:value-type="float">
            <text:p>131.7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2744" calcext:value-type="float">
            <text:p>131.6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4352" calcext:value-type="float">
            <text:p>131.5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06544" calcext:value-type="float">
            <text:p>131.6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5792" calcext:value-type="float">
            <text:p>131.6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0552" calcext:value-type="float">
            <text:p>131.6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67504" calcext:value-type="float">
            <text:p>131.6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2744" calcext:value-type="float">
            <text:p>131.6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36" calcext:value-type="float">
            <text:p>131.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0552" calcext:value-type="float">
            <text:p>131.6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9696" calcext:value-type="float">
            <text:p>131.6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884" calcext:value-type="float">
            <text:p>131.6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97984" calcext:value-type="float">
            <text:p>131.6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91888" calcext:value-type="float">
            <text:p>131.6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2744" calcext:value-type="float">
            <text:p>131.6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0072" calcext:value-type="float">
            <text:p>131.6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4832" calcext:value-type="float">
            <text:p>131.6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9216" calcext:value-type="float">
            <text:p>131.6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5312" calcext:value-type="float">
            <text:p>131.6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5312" calcext:value-type="float">
            <text:p>131.6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9216" calcext:value-type="float">
            <text:p>131.6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9216" calcext:value-type="float">
            <text:p>131.6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1032" calcext:value-type="float">
            <text:p>131.7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0176" calcext:value-type="float">
            <text:p>131.7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61408" calcext:value-type="float">
            <text:p>131.6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9216" calcext:value-type="float">
            <text:p>131.6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0552" calcext:value-type="float">
            <text:p>131.6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2264" calcext:value-type="float">
            <text:p>131.6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8736" calcext:value-type="float">
            <text:p>131.6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33976" calcext:value-type="float">
            <text:p>131.6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788" calcext:value-type="float">
            <text:p>131.6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788" calcext:value-type="float">
            <text:p>131.6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312" calcext:value-type="float">
            <text:p>131.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2264" calcext:value-type="float">
            <text:p>131.6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6168" calcext:value-type="float">
            <text:p>131.6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312" calcext:value-type="float">
            <text:p>131.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33976" calcext:value-type="float">
            <text:p>131.6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6168" calcext:value-type="float">
            <text:p>131.6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9216" calcext:value-type="float">
            <text:p>131.6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9216" calcext:value-type="float">
            <text:p>131.6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6168" calcext:value-type="float">
            <text:p>131.6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0072" calcext:value-type="float">
            <text:p>131.6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788" calcext:value-type="float">
            <text:p>131.6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03496" calcext:value-type="float">
            <text:p>131.6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74" calcext:value-type="float">
            <text:p>131.5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00448" calcext:value-type="float">
            <text:p>131.6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06544" calcext:value-type="float">
            <text:p>131.6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4352" calcext:value-type="float">
            <text:p>131.5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74" calcext:value-type="float">
            <text:p>131.5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5688" calcext:value-type="float">
            <text:p>131.6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788" calcext:value-type="float">
            <text:p>131.6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8736" calcext:value-type="float">
            <text:p>131.6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74" calcext:value-type="float">
            <text:p>131.5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85208" calcext:value-type="float">
            <text:p>131.5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79112" calcext:value-type="float">
            <text:p>131.5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1304" calcext:value-type="float">
            <text:p>131.5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76064" calcext:value-type="float">
            <text:p>131.5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5168" calcext:value-type="float">
            <text:p>131.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48632" calcext:value-type="float">
            <text:p>131.5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692" calcext:value-type="float">
            <text:p>131.5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00448" calcext:value-type="float">
            <text:p>131.6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5688" calcext:value-type="float">
            <text:p>131.6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03496" calcext:value-type="float">
            <text:p>131.6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74" calcext:value-type="float">
            <text:p>131.5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74" calcext:value-type="float">
            <text:p>131.5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85208" calcext:value-type="float">
            <text:p>131.5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9968" calcext:value-type="float">
            <text:p>131.5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0824" calcext:value-type="float">
            <text:p>131.5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3872" calcext:value-type="float">
            <text:p>131.5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54728" calcext:value-type="float">
            <text:p>131.5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5168" calcext:value-type="float">
            <text:p>131.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57776" calcext:value-type="float">
            <text:p>131.5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73016" calcext:value-type="float">
            <text:p>131.5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88256" calcext:value-type="float">
            <text:p>131.5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1304" calcext:value-type="float">
            <text:p>131.5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8216" calcext:value-type="float">
            <text:p>131.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9968" calcext:value-type="float">
            <text:p>131.5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0824" calcext:value-type="float">
            <text:p>131.5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76064" calcext:value-type="float">
            <text:p>131.5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76064" calcext:value-type="float">
            <text:p>131.5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57776" calcext:value-type="float">
            <text:p>131.5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57776" calcext:value-type="float">
            <text:p>131.5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692" calcext:value-type="float">
            <text:p>131.5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9968" calcext:value-type="float">
            <text:p>131.5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48632" calcext:value-type="float">
            <text:p>131.5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42536" calcext:value-type="float">
            <text:p>131.5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3872" calcext:value-type="float">
            <text:p>131.5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79112" calcext:value-type="float">
            <text:p>131.5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9968" calcext:value-type="float">
            <text:p>131.5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5168" calcext:value-type="float">
            <text:p>131.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45584" calcext:value-type="float">
            <text:p>131.5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3872" calcext:value-type="float">
            <text:p>131.5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3872" calcext:value-type="float">
            <text:p>131.5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5168" calcext:value-type="float">
            <text:p>131.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9488" calcext:value-type="float">
            <text:p>131.5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644" calcext:value-type="float">
            <text:p>131.5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9488" calcext:value-type="float">
            <text:p>131.5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644" calcext:value-type="float">
            <text:p>131.5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12" calcext:value-type="float">
            <text:p>131.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8152" calcext:value-type="float">
            <text:p>131.5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0344" calcext:value-type="float">
            <text:p>131.5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3392" calcext:value-type="float">
            <text:p>131.5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644" calcext:value-type="float">
            <text:p>131.5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7296" calcext:value-type="float">
            <text:p>131.5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0344" calcext:value-type="float">
            <text:p>131.5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9488" calcext:value-type="float">
            <text:p>131.5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42536" calcext:value-type="float">
            <text:p>131.5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2056" calcext:value-type="float">
            <text:p>131.5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99864" calcext:value-type="float">
            <text:p>131.4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99864" calcext:value-type="float">
            <text:p>131.4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9008" calcext:value-type="float">
            <text:p>131.5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12" calcext:value-type="float">
            <text:p>131.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7296" calcext:value-type="float">
            <text:p>131.5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4248" calcext:value-type="float">
            <text:p>131.5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8152" calcext:value-type="float">
            <text:p>131.5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596" calcext:value-type="float">
            <text:p>131.5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2432" calcext:value-type="float">
            <text:p>131.4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6336" calcext:value-type="float">
            <text:p>131.4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9384" calcext:value-type="float">
            <text:p>131.4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84624" calcext:value-type="float">
            <text:p>131.4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99864" calcext:value-type="float">
            <text:p>131.4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596" calcext:value-type="float">
            <text:p>131.5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2912" calcext:value-type="float">
            <text:p>131.5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87672" calcext:value-type="float">
            <text:p>131.4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9072" calcext:value-type="float">
            <text:p>131.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2912" calcext:value-type="float">
            <text:p>131.5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9008" calcext:value-type="float">
            <text:p>131.5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2056" calcext:value-type="float">
            <text:p>131.5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548" calcext:value-type="float">
            <text:p>131.4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7192" calcext:value-type="float">
            <text:p>131.4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7192" calcext:value-type="float">
            <text:p>131.4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6336" calcext:value-type="float">
            <text:p>131.4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9384" calcext:value-type="float">
            <text:p>131.4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7192" calcext:value-type="float">
            <text:p>131.4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9384" calcext:value-type="float">
            <text:p>131.4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87672" calcext:value-type="float">
            <text:p>131.4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2432" calcext:value-type="float">
            <text:p>131.4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48048" calcext:value-type="float">
            <text:p>131.4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1096" calcext:value-type="float">
            <text:p>131.4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6336" calcext:value-type="float">
            <text:p>131.4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8528" calcext:value-type="float">
            <text:p>131.4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548" calcext:value-type="float">
            <text:p>131.4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93768" calcext:value-type="float">
            <text:p>131.4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8152" calcext:value-type="float">
            <text:p>131.5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2056" calcext:value-type="float">
            <text:p>131.5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84624" calcext:value-type="float">
            <text:p>131.4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5376" calcext:value-type="float">
            <text:p>131.4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4144" calcext:value-type="float">
            <text:p>131.4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1096" calcext:value-type="float">
            <text:p>131.4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7568" calcext:value-type="float">
            <text:p>131.4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0616" calcext:value-type="float">
            <text:p>131.4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4144" calcext:value-type="float">
            <text:p>131.4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8528" calcext:value-type="float">
            <text:p>131.4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81576" calcext:value-type="float">
            <text:p>131.4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024" calcext:value-type="float">
            <text:p>131.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2808" calcext:value-type="float">
            <text:p>131.4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8904" calcext:value-type="float">
            <text:p>131.4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48048" calcext:value-type="float">
            <text:p>131.4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548" calcext:value-type="float">
            <text:p>131.4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2432" calcext:value-type="float">
            <text:p>131.4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7192" calcext:value-type="float">
            <text:p>131.4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8424" calcext:value-type="float">
            <text:p>131.4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5856" calcext:value-type="float">
            <text:p>131.4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2912" calcext:value-type="float">
            <text:p>131.5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12" calcext:value-type="float">
            <text:p>131.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81576" calcext:value-type="float">
            <text:p>131.4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928" calcext:value-type="float">
            <text:p>131.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1472" calcext:value-type="float">
            <text:p>131.4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2808" calcext:value-type="float">
            <text:p>131.4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452" calcext:value-type="float">
            <text:p>131.4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7088" calcext:value-type="float">
            <text:p>131.3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1848" calcext:value-type="float">
            <text:p>131.3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0616" calcext:value-type="float">
            <text:p>131.4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024" calcext:value-type="float">
            <text:p>131.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8528" calcext:value-type="float">
            <text:p>131.4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3288" calcext:value-type="float">
            <text:p>131.4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1096" calcext:value-type="float">
            <text:p>131.4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6712" calcext:value-type="float">
            <text:p>131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0992" calcext:value-type="float">
            <text:p>131.3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7944" calcext:value-type="float">
            <text:p>131.3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404" calcext:value-type="float">
            <text:p>131.3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5376" calcext:value-type="float">
            <text:p>131.4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452" calcext:value-type="float">
            <text:p>131.4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5376" calcext:value-type="float">
            <text:p>131.4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2808" calcext:value-type="float">
            <text:p>131.4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7944" calcext:value-type="float">
            <text:p>131.3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88" calcext:value-type="float">
            <text:p>131.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452" calcext:value-type="float">
            <text:p>131.4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0616" calcext:value-type="float">
            <text:p>131.4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5376" calcext:value-type="float">
            <text:p>131.4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45" calcext:value-type="float">
            <text:p>131.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548" calcext:value-type="float">
            <text:p>131.4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2328" calcext:value-type="float">
            <text:p>131.4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0616" calcext:value-type="float">
            <text:p>131.4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9008" calcext:value-type="float">
            <text:p>131.5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81576" calcext:value-type="float">
            <text:p>131.4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404" calcext:value-type="float">
            <text:p>131.3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9656" calcext:value-type="float">
            <text:p>131.3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7088" calcext:value-type="float">
            <text:p>131.3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9656" calcext:value-type="float">
            <text:p>131.3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452" calcext:value-type="float">
            <text:p>131.4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1472" calcext:value-type="float">
            <text:p>131.4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452" calcext:value-type="float">
            <text:p>131.4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45" calcext:value-type="float">
            <text:p>131.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4144" calcext:value-type="float">
            <text:p>131.4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45" calcext:value-type="float">
            <text:p>131.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1848" calcext:value-type="float">
            <text:p>131.3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1848" calcext:value-type="float">
            <text:p>131.3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2808" calcext:value-type="float">
            <text:p>131.4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0616" calcext:value-type="float">
            <text:p>131.4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928" calcext:value-type="float">
            <text:p>131.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7088" calcext:value-type="float">
            <text:p>131.3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0136" calcext:value-type="float">
            <text:p>131.3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3184" calcext:value-type="float">
            <text:p>131.3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7088" calcext:value-type="float">
            <text:p>131.3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3184" calcext:value-type="float">
            <text:p>131.3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4144" calcext:value-type="float">
            <text:p>131.4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8424" calcext:value-type="float">
            <text:p>131.4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6608" calcext:value-type="float">
            <text:p>131.3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7568" calcext:value-type="float">
            <text:p>131.4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6336" calcext:value-type="float">
            <text:p>131.4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5856" calcext:value-type="float">
            <text:p>131.4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5752" calcext:value-type="float">
            <text:p>131.3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928" calcext:value-type="float">
            <text:p>131.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6712" calcext:value-type="float">
            <text:p>131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7088" calcext:value-type="float">
            <text:p>131.3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7568" calcext:value-type="float">
            <text:p>131.4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84624" calcext:value-type="float">
            <text:p>131.4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2432" calcext:value-type="float">
            <text:p>131.4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0616" calcext:value-type="float">
            <text:p>131.4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93768" calcext:value-type="float">
            <text:p>131.4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12" calcext:value-type="float">
            <text:p>131.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7568" calcext:value-type="float">
            <text:p>131.4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404" calcext:value-type="float">
            <text:p>131.3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8424" calcext:value-type="float">
            <text:p>131.4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9656" calcext:value-type="float">
            <text:p>131.3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7464" calcext:value-type="float">
            <text:p>131.3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9656" calcext:value-type="float">
            <text:p>131.3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2328" calcext:value-type="float">
            <text:p>131.4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0136" calcext:value-type="float">
            <text:p>131.3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0992" calcext:value-type="float">
            <text:p>131.3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404" calcext:value-type="float">
            <text:p>131.3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8424" calcext:value-type="float">
            <text:p>131.4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0616" calcext:value-type="float">
            <text:p>131.4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928" calcext:value-type="float">
            <text:p>131.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0616" calcext:value-type="float">
            <text:p>131.4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48048" calcext:value-type="float">
            <text:p>131.4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9384" calcext:value-type="float">
            <text:p>131.4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7944" calcext:value-type="float">
            <text:p>131.3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2808" calcext:value-type="float">
            <text:p>131.4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45" calcext:value-type="float">
            <text:p>131.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784" calcext:value-type="float">
            <text:p>131.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95648" calcext:value-type="float">
            <text:p>131.2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308" calcext:value-type="float">
            <text:p>131.3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13936" calcext:value-type="float">
            <text:p>131.3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4416" calcext:value-type="float">
            <text:p>131.3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0136" calcext:value-type="float">
            <text:p>131.3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9176" calcext:value-type="float">
            <text:p>131.3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9176" calcext:value-type="float">
            <text:p>131.3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7568" calcext:value-type="float">
            <text:p>131.4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8424" calcext:value-type="float">
            <text:p>131.4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7568" calcext:value-type="float">
            <text:p>131.4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0616" calcext:value-type="float">
            <text:p>131.4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452" calcext:value-type="float">
            <text:p>131.4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5376" calcext:value-type="float">
            <text:p>131.4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404" calcext:value-type="float">
            <text:p>131.3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7088" calcext:value-type="float">
            <text:p>131.3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928" calcext:value-type="float">
            <text:p>131.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7944" calcext:value-type="float">
            <text:p>131.3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0136" calcext:value-type="float">
            <text:p>131.3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928" calcext:value-type="float">
            <text:p>131.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5376" calcext:value-type="float">
            <text:p>131.4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9656" calcext:value-type="float">
            <text:p>131.3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928" calcext:value-type="float">
            <text:p>131.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2224" calcext:value-type="float">
            <text:p>131.3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3456" calcext:value-type="float">
            <text:p>131.2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6128" calcext:value-type="float">
            <text:p>131.3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1368" calcext:value-type="float">
            <text:p>131.3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0992" calcext:value-type="float">
            <text:p>131.3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2808" calcext:value-type="float">
            <text:p>131.4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7944" calcext:value-type="float">
            <text:p>131.3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16984" calcext:value-type="float">
            <text:p>131.3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9656" calcext:value-type="float">
            <text:p>131.3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5376" calcext:value-type="float">
            <text:p>131.4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1472" calcext:value-type="float">
            <text:p>131.4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7464" calcext:value-type="float">
            <text:p>131.3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6128" calcext:value-type="float">
            <text:p>131.3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404" calcext:value-type="float">
            <text:p>131.3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1848" calcext:value-type="float">
            <text:p>131.3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832" calcext:value-type="float">
            <text:p>131.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3184" calcext:value-type="float">
            <text:p>131.3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784" calcext:value-type="float">
            <text:p>131.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98696" calcext:value-type="float">
            <text:p>131.2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3456" calcext:value-type="float">
            <text:p>131.2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832" calcext:value-type="float">
            <text:p>131.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2704" calcext:value-type="float">
            <text:p>131.3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7464" calcext:value-type="float">
            <text:p>131.3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2704" calcext:value-type="float">
            <text:p>131.3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88" calcext:value-type="float">
            <text:p>131.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1848" calcext:value-type="float">
            <text:p>131.3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3184" calcext:value-type="float">
            <text:p>131.3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2704" calcext:value-type="float">
            <text:p>131.3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0512" calcext:value-type="float">
            <text:p>131.3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1848" calcext:value-type="float">
            <text:p>131.3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1848" calcext:value-type="float">
            <text:p>131.3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0136" calcext:value-type="float">
            <text:p>131.3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5272" calcext:value-type="float">
            <text:p>131.3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4416" calcext:value-type="float">
            <text:p>131.3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10888" calcext:value-type="float">
            <text:p>131.3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71264" calcext:value-type="float">
            <text:p>131.2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6128" calcext:value-type="float">
            <text:p>131.3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6608" calcext:value-type="float">
            <text:p>131.3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356" calcext:value-type="float">
            <text:p>131.3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308" calcext:value-type="float">
            <text:p>131.3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10888" calcext:value-type="float">
            <text:p>131.3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1368" calcext:value-type="float">
            <text:p>131.3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404" calcext:value-type="float">
            <text:p>131.3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832" calcext:value-type="float">
            <text:p>131.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832" calcext:value-type="float">
            <text:p>131.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1368" calcext:value-type="float">
            <text:p>131.3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7464" calcext:value-type="float">
            <text:p>131.3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88" calcext:value-type="float">
            <text:p>131.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98696" calcext:value-type="float">
            <text:p>131.2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3352" calcext:value-type="float">
            <text:p>131.2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6776" calcext:value-type="float">
            <text:p>131.1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0784" calcext:value-type="float">
            <text:p>131.2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5272" calcext:value-type="float">
            <text:p>131.3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6128" calcext:value-type="float">
            <text:p>131.3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10888" calcext:value-type="float">
            <text:p>131.3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4416" calcext:value-type="float">
            <text:p>131.3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356" calcext:value-type="float">
            <text:p>131.3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9176" calcext:value-type="float">
            <text:p>131.3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71772" calcext:value-type="float">
            <text:p>131.2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32224" calcext:value-type="float">
            <text:p>131.24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8939096774" calcext:value-type="float">
            <text:p>131.178939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3907354839" calcext:value-type="float">
            <text:p>131.133907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851328" calcext:value-type="float">
            <text:p>131.08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50038193548" calcext:value-type="float">
            <text:p>131.05003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092376" calcext:value-type="float">
            <text:p>131.00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95567483871" calcext:value-type="float">
            <text:p>130.9955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95787862069" calcext:value-type="float">
            <text:p>130.995787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256" calcext:value-type="float">
            <text:p>130.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7753806452" calcext:value-type="float">
            <text:p>130.937753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2296" calcext:value-type="float">
            <text:p>130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69517935484" calcext:value-type="float">
            <text:p>130.869517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067488" calcext:value-type="float">
            <text:p>130.80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8020129032" calcext:value-type="float">
            <text:p>130.758020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07482322581" calcext:value-type="float">
            <text:p>130.70748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2332" calcext:value-type="float">
            <text:p>130.67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5047483871" calcext:value-type="float">
            <text:p>130.6450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0008" calcext:value-type="float">
            <text:p>130.6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6013419355" calcext:value-type="float">
            <text:p>130.606013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84048857143" calcext:value-type="float">
            <text:p>130.584048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86840516129" calcext:value-type="float">
            <text:p>130.5868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3144774194" calcext:value-type="float">
            <text:p>130.563144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3648" calcext:value-type="float">
            <text:p>130.5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8408" calcext:value-type="float">
            <text:p>130.5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2848" calcext:value-type="float">
            <text:p>130.4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1646967742" calcext:value-type="float">
            <text:p>130.451646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35325419355" calcext:value-type="float">
            <text:p>130.435325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937448" calcext:value-type="float">
            <text:p>130.39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58535483871" calcext:value-type="float">
            <text:p>130.358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25368" calcext:value-type="float">
            <text:p>130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23237677419" calcext:value-type="float">
            <text:p>130.323237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07116285714" calcext:value-type="float">
            <text:p>130.307116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03130709677" calcext:value-type="float">
            <text:p>130.30313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9138116129" calcext:value-type="float">
            <text:p>130.291381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798512" calcext:value-type="float">
            <text:p>130.27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32879225807" calcext:value-type="float">
            <text:p>130.232879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99892" calcext:value-type="float">
            <text:p>130.19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82341419355" calcext:value-type="float">
            <text:p>130.182341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37997935484" calcext:value-type="float">
            <text:p>130.137997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935168" calcext:value-type="float">
            <text:p>130.09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98668903226" calcext:value-type="float">
            <text:p>130.098668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19496" calcext:value-type="float">
            <text:p>130.1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19316645161" calcext:value-type="float">
            <text:p>130.11931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30822142857" calcext:value-type="float">
            <text:p>130.130822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94736" calcext:value-type="float">
            <text:p>130.0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6014222222" calcext:value-type="float">
            <text:p>129.936014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12839225807" calcext:value-type="float">
            <text:p>129.912839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12872" calcext:value-type="float">
            <text:p>129.9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07726451613" calcext:value-type="float">
            <text:p>129.907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19213241379" calcext:value-type="float">
            <text:p>129.919213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0123716129" calcext:value-type="float">
            <text:p>129.901237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83047483871" calcext:value-type="float">
            <text:p>129.8830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825444" calcext:value-type="float">
            <text:p>129.882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74296774194" calcext:value-type="float">
            <text:p>129.87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548584" calcext:value-type="float">
            <text:p>129.85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4025032258" calcext:value-type="float">
            <text:p>129.814025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62700645161" calcext:value-type="float">
            <text:p>129.762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84528" calcext:value-type="float">
            <text:p>129.7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1052387097" calcext:value-type="float">
            <text:p>129.701052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68272" calcext:value-type="float">
            <text:p>129.70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38906580645" calcext:value-type="float">
            <text:p>129.73890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669" calcext:value-type="float">
            <text:p>129.72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6222967742" calcext:value-type="float">
            <text:p>129.726222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11130451613" calcext:value-type="float">
            <text:p>129.711130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3896" calcext:value-type="float">
            <text:p>129.7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69583225807" calcext:value-type="float">
            <text:p>129.7695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623008" calcext:value-type="float">
            <text:p>129.76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33990451613" calcext:value-type="float">
            <text:p>129.733990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7836645161" calcext:value-type="float">
            <text:p>129.70783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477976" calcext:value-type="float">
            <text:p>129.6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01353290323" calcext:value-type="float">
            <text:p>129.601353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66416" calcext:value-type="float">
            <text:p>129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5376516129" calcext:value-type="float">
            <text:p>129.553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68575" calcext:value-type="float">
            <text:p>129.56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86899870968" calcext:value-type="float">
            <text:p>129.586899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78935741936" calcext:value-type="float">
            <text:p>129.578935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28448" calcext:value-type="float">
            <text:p>129.54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7917935484" calcext:value-type="float">
            <text:p>129.497917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24208" calcext:value-type="float">
            <text:p>129.4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08936" calcext:value-type="float">
            <text:p>129.4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5841806452" calcext:value-type="float">
            <text:p>129.355841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64648" calcext:value-type="float">
            <text:p>129.29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45327225806" calcext:value-type="float">
            <text:p>129.245327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378416" calcext:value-type="float">
            <text:p>129.2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31955354839" calcext:value-type="float">
            <text:p>129.23195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44997142857" calcext:value-type="float">
            <text:p>129.2449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34560903226" calcext:value-type="float">
            <text:p>129.234560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16715354839" calcext:value-type="float">
            <text:p>129.21671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197568" calcext:value-type="float">
            <text:p>129.21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89185032258" calcext:value-type="float">
            <text:p>129.189185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84844" calcext:value-type="float">
            <text:p>129.148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93320516129" calcext:value-type="float">
            <text:p>129.0933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43864258065" calcext:value-type="float">
            <text:p>129.04386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807936" calcext:value-type="float">
            <text:p>128.98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035083871" calcext:value-type="float">
            <text:p>128.930350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966688" calcext:value-type="float">
            <text:p>128.89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0984258065" calcext:value-type="float">
            <text:p>128.86098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2443586207" calcext:value-type="float">
            <text:p>128.832443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52632774194" calcext:value-type="float">
            <text:p>128.752632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8584258064" calcext:value-type="float">
            <text:p>128.708584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684752" calcext:value-type="float">
            <text:p>128.6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09475096774" calcext:value-type="float">
            <text:p>128.609475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75576941177" calcext:value-type="float">
            <text:p>128.575576941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76248" calcext:value-type="float">
            <text:p>128.4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32520923077" calcext:value-type="float">
            <text:p>128.432520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364" calcext:value-type="float">
            <text:p>128.1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37336" calcext:value-type="float">
            <text:p>128.0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9408" calcext:value-type="float">
            <text:p>127.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36400307692" calcext:value-type="float">
            <text:p>127.936400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146288" calcext:value-type="float">
            <text:p>127.81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8632" calcext:value-type="float">
            <text:p>127.7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72165935484" calcext:value-type="float">
            <text:p>127.672165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965952" calcext:value-type="float">
            <text:p>127.59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7845677419" calcext:value-type="float">
            <text:p>127.567845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7791384615" calcext:value-type="float">
            <text:p>127.577791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97891" calcext:value-type="float">
            <text:p>127.3978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50184" calcext:value-type="float">
            <text:p>127.32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0628129032" calcext:value-type="float">
            <text:p>127.240628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739392" calcext:value-type="float">
            <text:p>127.17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6900774194" calcext:value-type="float">
            <text:p>127.086900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1565419355" calcext:value-type="float">
            <text:p>127.021565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4615846154" calcext:value-type="float">
            <text:p>126.964615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8344" calcext:value-type="float">
            <text:p>126.9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0808" calcext:value-type="float">
            <text:p>126.8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5964" calcext:value-type="float">
            <text:p>126.6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3752258065" calcext:value-type="float">
            <text:p>126.623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66888" calcext:value-type="float">
            <text:p>126.51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95545548387" calcext:value-type="float">
            <text:p>126.395545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7509290323" calcext:value-type="float">
            <text:p>126.277509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15104" calcext:value-type="float">
            <text:p>126.18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76882064516" calcext:value-type="float">
            <text:p>126.076882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12288" calcext:value-type="float">
            <text:p>126.01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34216" calcext:value-type="float">
            <text:p>125.9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4646428571" calcext:value-type="float">
            <text:p>125.894646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092516129" calcext:value-type="float">
            <text:p>125.880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85453935484" calcext:value-type="float">
            <text:p>125.785453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539" calcext:value-type="float">
            <text:p>125.67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65702967742" calcext:value-type="float">
            <text:p>125.565702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524288" calcext:value-type="float">
            <text:p>125.45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5961883871" calcext:value-type="float">
            <text:p>125.359618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8306064516" calcext:value-type="float">
            <text:p>125.278306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14768" calcext:value-type="float">
            <text:p>125.20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99457290323" calcext:value-type="float">
            <text:p>125.09945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77992" calcext:value-type="float">
            <text:p>125.03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6206967742" calcext:value-type="float">
            <text:p>125.026206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736285714" calcext:value-type="float">
            <text:p>124.980736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79012129032" calcext:value-type="float">
            <text:p>124.979012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2320516129" calcext:value-type="float">
            <text:p>124.9023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332784" calcext:value-type="float">
            <text:p>124.83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76565935484" calcext:value-type="float">
            <text:p>124.776565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14508" calcext:value-type="float">
            <text:p>124.71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41126580645" calcext:value-type="float">
            <text:p>124.64112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56913290323" calcext:value-type="float">
            <text:p>124.556913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8109333333" calcext:value-type="float">
            <text:p>124.488109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84" calcext:value-type="float">
            <text:p>124.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7364" calcext:value-type="float">
            <text:p>124.3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2792" calcext:value-type="float">
            <text:p>124.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06" calcext:value-type="float">
            <text:p>124.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6216" calcext:value-type="float">
            <text:p>123.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10344" calcext:value-type="float">
            <text:p>123.9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4692" calcext:value-type="float">
            <text:p>123.9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726" calcext:value-type="float">
            <text:p>123.6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448" calcext:value-type="float">
            <text:p>123.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678" calcext:value-type="float">
            <text:p>123.3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448" calcext:value-type="float">
            <text:p>123.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588" calcext:value-type="float">
            <text:p>123.2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728" calcext:value-type="float">
            <text:p>123.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80704" calcext:value-type="float">
            <text:p>122.9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2" calcext:value-type="float">
            <text:p>122.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012" calcext:value-type="float">
            <text:p>122.8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9328" calcext:value-type="float">
            <text:p>122.6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4484" calcext:value-type="float">
            <text:p>122.5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0456" calcext:value-type="float">
            <text:p>122.5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55864" calcext:value-type="float">
            <text:p>122.3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3148" calcext:value-type="float">
            <text:p>122.3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812" calcext:value-type="float">
            <text:p>122.1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384" calcext:value-type="float">
            <text:p>122.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728" calcext:value-type="float">
            <text:p>123.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5048" calcext:value-type="float">
            <text:p>121.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6096" calcext:value-type="float">
            <text:p>121.9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88352" calcext:value-type="float">
            <text:p>121.6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8472" calcext:value-type="float">
            <text:p>121.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712" calcext:value-type="float">
            <text:p>121.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664" calcext:value-type="float">
            <text:p>121.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184" calcext:value-type="float">
            <text:p>121.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6468" calcext:value-type="float">
            <text:p>121.2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752" calcext:value-type="float">
            <text:p>121.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5132" calcext:value-type="float">
            <text:p>121.0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5132" calcext:value-type="float">
            <text:p>121.0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652" calcext:value-type="float">
            <text:p>120.7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176" calcext:value-type="float">
            <text:p>120.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508" calcext:value-type="float">
            <text:p>120.6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648" calcext:value-type="float">
            <text:p>120.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8076" calcext:value-type="float">
            <text:p>120.3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028" calcext:value-type="float">
            <text:p>120.3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1124" calcext:value-type="float">
            <text:p>120.4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028" calcext:value-type="float">
            <text:p>120.3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408" calcext:value-type="float">
            <text:p>120.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264" calcext:value-type="float">
            <text:p>120.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264" calcext:value-type="float">
            <text:p>120.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12" calcext:value-type="float">
            <text:p>120.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784" calcext:value-type="float">
            <text:p>119.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832" calcext:value-type="float">
            <text:p>119.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736" calcext:value-type="float">
            <text:p>119.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876" calcext:value-type="float">
            <text:p>119.6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352" calcext:value-type="float">
            <text:p>119.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256" calcext:value-type="float">
            <text:p>119.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112" calcext:value-type="float">
            <text:p>119.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872" calcext:value-type="float">
            <text:p>119.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824" calcext:value-type="float">
            <text:p>119.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776" calcext:value-type="float">
            <text:p>119.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008" calcext:value-type="float">
            <text:p>118.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432" calcext:value-type="float">
            <text:p>118.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0144" calcext:value-type="float">
            <text:p>118.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9664" calcext:value-type="float">
            <text:p>117.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808" calcext:value-type="float">
            <text:p>117.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052" calcext:value-type="float">
            <text:p>117.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896" calcext:value-type="float">
            <text:p>117.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58551140435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704" calcext:value-type="float">
            <text:p>117.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946" meta:object-count="0"/>
    <meta:user-defined meta:name="AppVersion">3.0</meta:user-defined>
  </office:meta>
</office:document-meta>
</file>